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l5_magnitude_validation_test2" table:style-name="ta1">
        <table:shapes>
          <draw:frame draw:z-index="0" draw:style-name="gr1" draw:text-style-name="P1" svg:width="6.2988in" svg:height="3.5429in" svg:x="55.1461in" svg:y="0.0394in">
            <draw:object draw:notify-on-update-of-ranges="coil5_magnitude_validation_test2.AI1:coil5_magnitude_validation_test2.AI1 coil5_magnitude_validation_test2.AI2:coil5_magnitude_validation_test2.AI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  <table:table-cell/>
          <table:table-cell table:formula="of:=AVERAGE([.AI84:.AI112])" office:value-type="float" office:value="-7.01074655172414" calcext:value-type="float">
            <text:p>-7.01074655172414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193599999999998" calcext:value-type="float">
            <text:p>-0.00193599999999998</text:p>
          </table:table-cell>
          <table:table-cell/>
          <table:table-cell table:formula="of:=AVERAGE([.AI113:.AI139])" office:value-type="float" office:value="-16.2405166666667" calcext:value-type="float">
            <text:p>-16.2405166666667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220220000000003" calcext:value-type="float">
            <text:p>-0.02202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6456" calcext:value-type="float">
            <text:p>-0.016456</text:p>
          </table:table-cell>
          <table:table-cell/>
          <table:table-cell table:formula="of:=AVERAGE([.AI141:.AI166])" office:value-type="float" office:value="-30.9145038461538" calcext:value-type="float">
            <text:p>-30.9145038461538</text:p>
          </table:table-cell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27104" calcext:value-type="float">
            <text:p>0.027104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2085" calcext:value-type="float">
            <text:p>-0.020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28798" calcext:value-type="float">
            <text:p>-0.0287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81499999999999" calcext:value-type="float">
            <text:p>-0.01814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399300000000001" calcext:value-type="float">
            <text:p>0.03993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1545" calcext:value-type="float">
            <text:p>0.015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220220000000003" calcext:value-type="float">
            <text:p>-0.02202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237159999999999" calcext:value-type="float">
            <text:p>0.02371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38236" calcext:value-type="float">
            <text:p>0.0382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1545" calcext:value-type="float">
            <text:p>0.015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7424" calcext:value-type="float">
            <text:p>0.017424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28556" calcext:value-type="float">
            <text:p>0.0285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-0.02055" calcext:value-type="float">
            <text:p>-0.020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215379999999997" calcext:value-type="float">
            <text:p>0.02153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234" calcext:value-type="float">
            <text:p>0.023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295240000000001" calcext:value-type="float">
            <text:p>-0.02952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-0.01455" calcext:value-type="float">
            <text:p>-0.014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215379999999997" calcext:value-type="float">
            <text:p>0.021537999999999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21945" calcext:value-type="float">
            <text:p>0.21945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969" calcext:value-type="float">
            <text:p>0.34969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65662" calcext:value-type="float">
            <text:p>0.36566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5205" calcext:value-type="float">
            <text:p>-0.352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669" calcext:value-type="float">
            <text:p>0.366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64748" calcext:value-type="float">
            <text:p>0.2647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794" calcext:value-type="float">
            <text:p>0.779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417" calcext:value-type="float">
            <text:p>0.341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120516" calcext:value-type="float">
            <text:p>0.12051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66135" calcext:value-type="float">
            <text:p>-0.661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-0.37605" calcext:value-type="float">
            <text:p>-0.376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379" calcext:value-type="float">
            <text:p>-0.237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7.02585" calcext:value-type="float">
            <text:p>-7.025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7734" calcext:value-type="float">
            <text:p>0.773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447" calcext:value-type="float">
            <text:p>0.344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09" calcext:value-type="float">
            <text:p>0.210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969" calcext:value-type="float">
            <text:p>0.34969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29" calcext:value-type="float">
            <text:p>-0.2229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21345" calcext:value-type="float">
            <text:p>0.213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885" calcext:value-type="float">
            <text:p>-7.028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7644" calcext:value-type="float">
            <text:p>0.764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695" calcext:value-type="float">
            <text:p>0.376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89862" calcext:value-type="float">
            <text:p>0.38986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67935" calcext:value-type="float">
            <text:p>-0.679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6725" calcext:value-type="float">
            <text:p>0.16725</text:p>
          </table:table-cell>
          <table:table-cell office:value-type="float" office:value="-0.34005" calcext:value-type="float">
            <text:p>-0.340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349" calcext:value-type="float">
            <text:p>-0.234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84" calcext:value-type="float">
            <text:p>0.7884</text:p>
          </table:table-cell>
          <table:table-cell office:value-type="float" office:value="-0.227238" calcext:value-type="float">
            <text:p>-0.227238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3627" calcext:value-type="float">
            <text:p>0.362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24045" calcext:value-type="float">
            <text:p>0.240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7389" calcext:value-type="float">
            <text:p>0.37389</text:p>
          </table:table-cell>
          <table:table-cell office:value-type="float" office:value="0.68565" calcext:value-type="float">
            <text:p>0.68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7335" calcext:value-type="float">
            <text:p>-0.673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609" calcext:value-type="float">
            <text:p>0.360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7.00485" calcext:value-type="float">
            <text:p>-7.004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2845" calcext:value-type="float">
            <text:p>0.22845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110836" calcext:value-type="float">
            <text:p>0.110836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3699" calcext:value-type="float">
            <text:p>0.369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7.01985" calcext:value-type="float">
            <text:p>-7.019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325" calcext:value-type="float">
            <text:p>0.173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22245" calcext:value-type="float">
            <text:p>0.22245</text:p>
          </table:table-cell>
          <table:table-cell office:value-type="float" office:value="-0.17685" calcext:value-type="float">
            <text:p>-0.176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27" calcext:value-type="float">
            <text:p>0.272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669" calcext:value-type="float">
            <text:p>0.366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764" calcext:value-type="float">
            <text:p>0.7764</text:p>
          </table:table-cell>
          <table:table-cell office:value-type="float" office:value="-0.261118" calcext:value-type="float">
            <text:p>-0.26111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092686" calcext:value-type="float">
            <text:p>-0.0926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24345" calcext:value-type="float">
            <text:p>0.243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5937" calcext:value-type="float">
            <text:p>0.35937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65662" calcext:value-type="float">
            <text:p>0.36566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235" calcext:value-type="float">
            <text:p>-0.682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7085" calcext:value-type="float">
            <text:p>-0.170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944" calcext:value-type="float">
            <text:p>0.794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447" calcext:value-type="float">
            <text:p>0.344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763" calcext:value-type="float">
            <text:p>0.276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8841" calcext:value-type="float">
            <text:p>0.38841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40245" calcext:value-type="float">
            <text:p>-0.402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605" calcext:value-type="float">
            <text:p>-0.376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19545" calcext:value-type="float">
            <text:p>0.19545</text:p>
          </table:table-cell>
          <table:table-cell office:value-type="float" office:value="-0.17985" calcext:value-type="float">
            <text:p>-0.17985</text:p>
          </table:table-cell>
          <table:table-cell office:value-type="float" office:value="0.080344" calcext:value-type="float">
            <text:p>0.08034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7.03185" calcext:value-type="float">
            <text:p>-7.031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27238" calcext:value-type="float">
            <text:p>-0.22723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09" calcext:value-type="float">
            <text:p>0.210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3517" calcext:value-type="float">
            <text:p>0.33517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9435" calcext:value-type="float">
            <text:p>-0.694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4905" calcext:value-type="float">
            <text:p>-0.349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4864" calcext:value-type="float">
            <text:p>0.09486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7.00485" calcext:value-type="float">
            <text:p>-7.004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36918" calcext:value-type="float">
            <text:p>-0.23691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717" calcext:value-type="float">
            <text:p>0.3717</text:p>
          </table:table-cell>
          <table:table-cell office:value-type="float" office:value="-0.126566" calcext:value-type="float">
            <text:p>-0.12656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235" calcext:value-type="float">
            <text:p>-0.682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053" calcext:value-type="float">
            <text:p>0.105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3995" calcext:value-type="float">
            <text:p>0.439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609" calcext:value-type="float">
            <text:p>0.360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6.98385" calcext:value-type="float">
            <text:p>-6.983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8004" calcext:value-type="float">
            <text:p>0.800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17" calcext:value-type="float">
            <text:p>0.3417</text:p>
          </table:table-cell>
          <table:table-cell office:value-type="float" office:value="-0.121726" calcext:value-type="float">
            <text:p>-0.121726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6165" calcext:value-type="float">
            <text:p>0.661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8835" calcext:value-type="float">
            <text:p>-0.68835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0695" calcext:value-type="float">
            <text:p>0.406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579" calcext:value-type="float">
            <text:p>0.357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785" calcext:value-type="float">
            <text:p>-7.007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22398" calcext:value-type="float">
            <text:p>-0.22239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0545" calcext:value-type="float">
            <text:p>-0.40545</text:p>
          </table:table-cell>
          <table:table-cell office:value-type="float" office:value="0.360822" calcext:value-type="float">
            <text:p>0.36082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143" calcext:value-type="float">
            <text:p>0.1143</text:p>
          </table:table-cell>
          <table:table-cell office:value-type="float" office:value="-0.2469" calcext:value-type="float">
            <text:p>-0.246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3185" calcext:value-type="float">
            <text:p>-7.031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537" calcext:value-type="float">
            <text:p>0.3537</text:p>
          </table:table-cell>
          <table:table-cell office:value-type="float" office:value="-0.126566" calcext:value-type="float">
            <text:p>-0.12656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8895" calcext:value-type="float">
            <text:p>0.388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8835" calcext:value-type="float">
            <text:p>-0.688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21945" calcext:value-type="float">
            <text:p>0.219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6.98385" calcext:value-type="float">
            <text:p>-6.983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914" calcext:value-type="float">
            <text:p>0.791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507" calcext:value-type="float">
            <text:p>0.3507</text:p>
          </table:table-cell>
          <table:table-cell office:value-type="float" office:value="-0.087846" calcext:value-type="float">
            <text:p>-0.08784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7873" calcext:value-type="float">
            <text:p>0.37873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60822" calcext:value-type="float">
            <text:p>0.36082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285" calcext:value-type="float">
            <text:p>-7.022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734" calcext:value-type="float">
            <text:p>0.773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2845" calcext:value-type="float">
            <text:p>0.228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105996" calcext:value-type="float">
            <text:p>0.105996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-0.39045" calcext:value-type="float">
            <text:p>-0.390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0695" calcext:value-type="float">
            <text:p>0.406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585" calcext:value-type="float">
            <text:p>-7.025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463" calcext:value-type="float">
            <text:p>0.246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-0.07275" calcext:value-type="float">
            <text:p>-0.072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85022" calcext:value-type="float">
            <text:p>0.385022</text:p>
          </table:table-cell>
          <table:table-cell office:value-type="float" office:value="0.16845" calcext:value-type="float">
            <text:p>0.16845</text:p>
          </table:table-cell>
          <table:table-cell office:value-type="float" office:value="-0.70635" calcext:value-type="float">
            <text:p>-0.706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69588" calcext:value-type="float">
            <text:p>0.26958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627" calcext:value-type="float">
            <text:p>0.362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33638" calcext:value-type="float">
            <text:p>-0.033638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35937" calcext:value-type="float">
            <text:p>0.35937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85022" calcext:value-type="float">
            <text:p>0.38502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094864" calcext:value-type="float">
            <text:p>0.09486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2795" calcext:value-type="float">
            <text:p>0.427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8004" calcext:value-type="float">
            <text:p>0.800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7635" calcext:value-type="float">
            <text:p>-0.676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1685" calcext:value-type="float">
            <text:p>-7.016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764" calcext:value-type="float">
            <text:p>0.7764</text:p>
          </table:table-cell>
          <table:table-cell office:value-type="float" office:value="-0.232078" calcext:value-type="float">
            <text:p>-0.232078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99" calcext:value-type="float">
            <text:p>0.219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70635" calcext:value-type="float">
            <text:p>-0.706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545" calcext:value-type="float">
            <text:p>0.195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7.01385" calcext:value-type="float">
            <text:p>-7.01385</text:p>
          </table:table-cell>
          <table:table-cell office:value-type="float" office:value="0.269588" calcext:value-type="float">
            <text:p>0.26958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7404" calcext:value-type="float">
            <text:p>0.7404</text:p>
          </table:table-cell>
          <table:table-cell office:value-type="float" office:value="-0.265958" calcext:value-type="float">
            <text:p>-0.2659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092686" calcext:value-type="float">
            <text:p>-0.0926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7838" calcext:value-type="float">
            <text:p>-0.05783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33033" calcext:value-type="float">
            <text:p>0.33033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435" calcext:value-type="float">
            <text:p>-0.694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1945" calcext:value-type="float">
            <text:p>0.219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795" calcext:value-type="float">
            <text:p>0.427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6.99585" calcext:value-type="float">
            <text:p>-6.995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657" calcext:value-type="float">
            <text:p>0.36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1989" calcext:value-type="float">
            <text:p>0.198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105996" calcext:value-type="float">
            <text:p>0.105996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6765" calcext:value-type="float">
            <text:p>0.66765</text:p>
          </table:table-cell>
          <table:table-cell office:value-type="float" office:value="-0.41745" calcext:value-type="float">
            <text:p>-0.41745</text:p>
          </table:table-cell>
          <table:table-cell office:value-type="float" office:value="0.341462" calcext:value-type="float">
            <text:p>0.34146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5835" calcext:value-type="float">
            <text:p>-0.65835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99" calcext:value-type="float">
            <text:p>-0.249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-0.17085" calcext:value-type="float">
            <text:p>-0.170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7.00785" calcext:value-type="float">
            <text:p>-7.007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6698" calcext:value-type="float">
            <text:p>0.16698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-0.40245" calcext:value-type="float">
            <text:p>-0.402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2885" calcext:value-type="float">
            <text:p>-7.028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8895" calcext:value-type="float">
            <text:p>0.388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94702" calcext:value-type="float">
            <text:p>0.394702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71235" calcext:value-type="float">
            <text:p>-0.712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349" calcext:value-type="float">
            <text:p>-0.234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79" calcext:value-type="float">
            <text:p>0.357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537" calcext:value-type="float">
            <text:p>0.3537</text:p>
          </table:table-cell>
          <table:table-cell office:value-type="float" office:value="-0.121726" calcext:value-type="float">
            <text:p>-0.12172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55982" calcext:value-type="float">
            <text:p>0.355982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67035" calcext:value-type="float">
            <text:p>-0.670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80344" calcext:value-type="float">
            <text:p>0.0803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1385" calcext:value-type="float">
            <text:p>-7.013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8034" calcext:value-type="float">
            <text:p>0.803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357" calcext:value-type="float">
            <text:p>0.33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169" calcext:value-type="float">
            <text:p>-0.216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114224" calcext:value-type="float">
            <text:p>0.11422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697" calcext:value-type="float">
            <text:p>0.269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2285" calcext:value-type="float">
            <text:p>-7.022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434" calcext:value-type="float">
            <text:p>0.743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7838" calcext:value-type="float">
            <text:p>-0.05783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89862" calcext:value-type="float">
            <text:p>0.389862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113" calcext:value-type="float">
            <text:p>0.111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1045" calcext:value-type="float">
            <text:p>0.210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704" calcext:value-type="float">
            <text:p>0.770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929" calcext:value-type="float">
            <text:p>0.192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7965" calcext:value-type="float">
            <text:p>0.679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7635" calcext:value-type="float">
            <text:p>-0.67635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21345" calcext:value-type="float">
            <text:p>0.213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727" calcext:value-type="float">
            <text:p>0.272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994620000000003" calcext:value-type="float">
            <text:p>-0.09946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6.98685" calcext:value-type="float">
            <text:p>-6.986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914" calcext:value-type="float">
            <text:p>0.791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57" calcext:value-type="float">
            <text:p>0.33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39345" calcext:value-type="float">
            <text:p>-0.39345</text:p>
          </table:table-cell>
          <table:table-cell office:value-type="float" office:value="0.355982" calcext:value-type="float">
            <text:p>0.355982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7.07385" calcext:value-type="float">
            <text:p>-7.073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704" calcext:value-type="float">
            <text:p>0.770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507" calcext:value-type="float">
            <text:p>0.350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6136" calcext:value-type="float">
            <text:p>-0.026136</text:p>
          </table:table-cell>
          <table:table-cell table:number-columns-repeated="2"/>
        </table:table-row>
        <table:table-row table:style-name="ro1">
          <table:table-cell office:value-type="float" office:value="0.30045" calcext:value-type="float">
            <text:p>0.30045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51495" calcext:value-type="float">
            <text:p>0.514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45133" calcext:value-type="float">
            <text:p>0.45133</text:p>
          </table:table-cell>
          <table:table-cell office:value-type="float" office:value="0.87765" calcext:value-type="float">
            <text:p>0.87765</text:p>
          </table:table-cell>
          <table:table-cell office:value-type="float" office:value="-0.47445" calcext:value-type="float">
            <text:p>-0.47445</text:p>
          </table:table-cell>
          <table:table-cell office:value-type="float" office:value="0.501182" calcext:value-type="float">
            <text:p>0.501182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-0.92235" calcext:value-type="float">
            <text:p>-0.92235</text:p>
          </table:table-cell>
          <table:table-cell office:value-type="float" office:value="0.285076" calcext:value-type="float">
            <text:p>0.285076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-0.48405" calcext:value-type="float">
            <text:p>-0.48405</text:p>
          </table:table-cell>
          <table:table-cell office:value-type="float" office:value="0.153186" calcext:value-type="float">
            <text:p>0.153186</text:p>
          </table:table-cell>
          <table:table-cell office:value-type="float" office:value="0.1863" calcext:value-type="float">
            <text:p>0.1863</text:p>
          </table:table-cell>
          <table:table-cell office:value-type="float" office:value="-0.3159" calcext:value-type="float">
            <text:p>-0.315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0345" calcext:value-type="float">
            <text:p>0.30345</text:p>
          </table:table-cell>
          <table:table-cell office:value-type="float" office:value="-0.23385" calcext:value-type="float">
            <text:p>-0.233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68595" calcext:value-type="float">
            <text:p>0.685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259" calcext:value-type="float">
            <text:p>0.825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-14.87385" calcext:value-type="float">
            <text:p>-14.87385</text:p>
          </table:table-cell>
          <table:table-cell office:value-type="float" office:value="0.734228" calcext:value-type="float">
            <text:p>0.734228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430518" calcext:value-type="float">
            <text:p>-0.430518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8145" calcext:value-type="float">
            <text:p>0.381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5765" calcext:value-type="float">
            <text:p>1.057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245" calcext:value-type="float">
            <text:p>0.462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3985" calcext:value-type="float">
            <text:p>-0.239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5195" calcext:value-type="float">
            <text:p>0.751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739" calcext:value-type="float">
            <text:p>0.873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29585" calcext:value-type="float">
            <text:p>-16.295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108" calcext:value-type="float">
            <text:p>1.2108</text:p>
          </table:table-cell>
          <table:table-cell office:value-type="float" office:value="1.0434" calcext:value-type="float">
            <text:p>1.043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0965" calcext:value-type="float">
            <text:p>1.009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7235" calcext:value-type="float">
            <text:p>-1.07235</text:p>
          </table:table-cell>
          <table:table-cell office:value-type="float" office:value="0.357676" calcext:value-type="float">
            <text:p>0.357676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5785" calcext:value-type="float">
            <text:p>-0.25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2195" calcext:value-type="float">
            <text:p>0.72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9219" calcext:value-type="float">
            <text:p>0.92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508" calcext:value-type="float">
            <text:p>1.1508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425678" calcext:value-type="float">
            <text:p>-0.4256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38316" calcext:value-type="float">
            <text:p>0.338316</text:p>
          </table:table-cell>
          <table:table-cell office:value-type="float" office:value="0.35025" calcext:value-type="float">
            <text:p>0.350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4737" calcext:value-type="float">
            <text:p>0.47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75195" calcext:value-type="float">
            <text:p>0.75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889" calcext:value-type="float">
            <text:p>0.888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5985" calcext:value-type="float">
            <text:p>-16.25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138" calcext:value-type="float">
            <text:p>1.2138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565" calcext:value-type="float">
            <text:p>1.015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5135" calcext:value-type="float">
            <text:p>-1.051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8349" calcext:value-type="float">
            <text:p>0.08349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3985" calcext:value-type="float">
            <text:p>-0.239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873" calcext:value-type="float">
            <text:p>-0.0873</text:p>
          </table:table-cell>
          <table:table-cell office:value-type="float" office:value="-16.34985" calcext:value-type="float">
            <text:p>-16.349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598" calcext:value-type="float">
            <text:p>1.1598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03" calcext:value-type="float">
            <text:p>0.420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1909" calcext:value-type="float">
            <text:p>0.51909</text:p>
          </table:table-cell>
          <table:table-cell office:value-type="float" office:value="1.03365" calcext:value-type="float">
            <text:p>1.033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22182" calcext:value-type="float">
            <text:p>0.62218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5435" calcext:value-type="float">
            <text:p>-1.054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7405" calcext:value-type="float">
            <text:p>-0.57405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345" calcext:value-type="float">
            <text:p>0.333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6095" calcext:value-type="float">
            <text:p>0.76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-16.25685" calcext:value-type="float">
            <text:p>-16.256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018" calcext:value-type="float">
            <text:p>1.2018</text:p>
          </table:table-cell>
          <table:table-cell office:value-type="float" office:value="1.0584" calcext:value-type="float">
            <text:p>1.0584</text:p>
          </table:table-cell>
          <table:table-cell office:value-type="float" office:value="-0.430518" calcext:value-type="float">
            <text:p>-0.43051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60446" calcext:value-type="float">
            <text:p>-0.160446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3665" calcext:value-type="float">
            <text:p>1.036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593142" calcext:value-type="float">
            <text:p>0.593142</text:p>
          </table:table-cell>
          <table:table-cell office:value-type="float" office:value="0.45945" calcext:value-type="float">
            <text:p>0.459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34845" calcext:value-type="float">
            <text:p>0.348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3995" calcext:value-type="float">
            <text:p>0.739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8949" calcext:value-type="float">
            <text:p>0.894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5585" calcext:value-type="float">
            <text:p>-16.355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718" calcext:value-type="float">
            <text:p>1.171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20838" calcext:value-type="float">
            <text:p>-0.4208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77" calcext:value-type="float">
            <text:p>0.527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3525" calcext:value-type="float">
            <text:p>0.33525</text:p>
          </table:table-cell>
          <table:table-cell office:value-type="float" office:value="-0.56205" calcext:value-type="float">
            <text:p>-0.562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4845" calcext:value-type="float">
            <text:p>0.34845</text:p>
          </table:table-cell>
          <table:table-cell office:value-type="float" office:value="-0.25785" calcext:value-type="float">
            <text:p>-0.25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16.23285" calcext:value-type="float">
            <text:p>-16.232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404" calcext:value-type="float">
            <text:p>1.040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413" calcext:value-type="float">
            <text:p>0.441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58095" calcext:value-type="float">
            <text:p>0.580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5297" calcext:value-type="float">
            <text:p>0.55297</text:p>
          </table:table-cell>
          <table:table-cell office:value-type="float" office:value="1.06065" calcext:value-type="float">
            <text:p>1.06065</text:p>
          </table:table-cell>
          <table:table-cell office:value-type="float" office:value="-0.53445" calcext:value-type="float">
            <text:p>-0.53445</text:p>
          </table:table-cell>
          <table:table-cell office:value-type="float" office:value="0.573782" calcext:value-type="float">
            <text:p>0.573782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-1.03335" calcext:value-type="float">
            <text:p>-1.03335</text:p>
          </table:table-cell>
          <table:table-cell office:value-type="float" office:value="0.367356" calcext:value-type="float">
            <text:p>0.36735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605" calcext:value-type="float">
            <text:p>-0.586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28744" calcext:value-type="float">
            <text:p>0.1287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4295" calcext:value-type="float">
            <text:p>0.74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769" calcext:value-type="float">
            <text:p>0.876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0344" calcext:value-type="float">
            <text:p>1.034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97" calcext:value-type="float">
            <text:p>0.509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1865" calcext:value-type="float">
            <text:p>1.018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1923" calcext:value-type="float">
            <text:p>0.192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-0.26385" calcext:value-type="float">
            <text:p>-0.263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3525" calcext:value-type="float">
            <text:p>-0.035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9309" calcext:value-type="float">
            <text:p>0.930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16.31385" calcext:value-type="float">
            <text:p>-16.313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0314" calcext:value-type="float">
            <text:p>1.031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84646" calcext:value-type="float">
            <text:p>-0.18464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249" calcext:value-type="float">
            <text:p>0.3249</text:p>
          </table:table-cell>
          <table:table-cell office:value-type="float" office:value="-0.072358" calcext:value-type="float">
            <text:p>-0.072358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64856" calcext:value-type="float">
            <text:p>-0.064856</text:p>
          </table:table-cell>
          <table:table-cell table:number-columns-repeated="2"/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595" calcext:value-type="float">
            <text:p>0.595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5465" calcext:value-type="float">
            <text:p>1.054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3035" calcext:value-type="float">
            <text:p>-1.030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3525" calcext:value-type="float">
            <text:p>0.335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789" calcext:value-type="float">
            <text:p>-0.378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-0.24585" calcext:value-type="float">
            <text:p>-0.24585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39" calcext:value-type="float">
            <text:p>0.873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7785" calcext:value-type="float">
            <text:p>-16.277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2048" calcext:value-type="float">
            <text:p>1.204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383" calcext:value-type="float">
            <text:p>0.438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265" calcext:value-type="float">
            <text:p>1.012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6635" calcext:value-type="float">
            <text:p>-1.066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489" calcext:value-type="float">
            <text:p>-0.348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2285" calcext:value-type="float">
            <text:p>-16.322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478" calcext:value-type="float">
            <text:p>1.1478</text:p>
          </table:table-cell>
          <table:table-cell office:value-type="float" office:value="1.0134" calcext:value-type="float">
            <text:p>1.013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47" calcext:value-type="float">
            <text:p>0.524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219" calcext:value-type="float">
            <text:p>0.321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7545" calcext:value-type="float">
            <text:p>0.375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3965" calcext:value-type="float">
            <text:p>1.039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23904" calcext:value-type="float">
            <text:p>0.1239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16.25985" calcext:value-type="float">
            <text:p>-16.259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2018" calcext:value-type="float">
            <text:p>1.201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97" calcext:value-type="float">
            <text:p>0.509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3159" calcext:value-type="float">
            <text:p>0.315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73" calcext:value-type="float">
            <text:p>0.447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58695" calcext:value-type="float">
            <text:p>0.586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3065" calcext:value-type="float">
            <text:p>1.03065</text:p>
          </table:table-cell>
          <table:table-cell office:value-type="float" office:value="-0.53445" calcext:value-type="float">
            <text:p>-0.53445</text:p>
          </table:table-cell>
          <table:table-cell office:value-type="float" office:value="0.578622" calcext:value-type="float">
            <text:p>0.578622</text:p>
          </table:table-cell>
          <table:table-cell office:value-type="float" office:value="0.45945" calcext:value-type="float">
            <text:p>0.459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72196" calcext:value-type="float">
            <text:p>0.37219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737" calcext:value-type="float">
            <text:p>0.473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3995" calcext:value-type="float">
            <text:p>0.739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4085" calcext:value-type="float">
            <text:p>-16.340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595" calcext:value-type="float">
            <text:p>0.595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3965" calcext:value-type="float">
            <text:p>1.039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8349" calcext:value-type="float">
            <text:p>0.08349</text:p>
          </table:table-cell>
          <table:table-cell office:value-type="float" office:value="0.33345" calcext:value-type="float">
            <text:p>0.333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32428" calcext:value-type="float">
            <text:p>0.03242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9069" calcext:value-type="float">
            <text:p>0.906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22385" calcext:value-type="float">
            <text:p>-16.223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1898" calcext:value-type="float">
            <text:p>1.189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64398" calcext:value-type="float">
            <text:p>-0.464398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4383" calcext:value-type="float">
            <text:p>0.438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583462" calcext:value-type="float">
            <text:p>0.58346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4235" calcext:value-type="float">
            <text:p>-1.042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6225" calcext:value-type="float">
            <text:p>0.36225</text:p>
          </table:table-cell>
          <table:table-cell office:value-type="float" office:value="-0.58905" calcext:value-type="float">
            <text:p>-0.589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223" calcext:value-type="float">
            <text:p>0.222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145" calcext:value-type="float">
            <text:p>0.32145</text:p>
          </table:table-cell>
          <table:table-cell office:value-type="float" office:value="-0.23685" calcext:value-type="float">
            <text:p>-0.236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87" calcext:value-type="float">
            <text:p>0.458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8859" calcext:value-type="float">
            <text:p>0.885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3185" calcext:value-type="float">
            <text:p>-16.331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164" calcext:value-type="float">
            <text:p>1.0164</text:p>
          </table:table-cell>
          <table:table-cell office:value-type="float" office:value="-0.454718" calcext:value-type="float">
            <text:p>-0.45471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49973" calcext:value-type="float">
            <text:p>0.49973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5245" calcext:value-type="float">
            <text:p>-0.552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6035" calcext:value-type="float">
            <text:p>-1.060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5305" calcext:value-type="float">
            <text:p>-0.55305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6085" calcext:value-type="float">
            <text:p>-0.260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3525" calcext:value-type="float">
            <text:p>-0.035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26885" calcext:value-type="float">
            <text:p>-16.268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748" calcext:value-type="float">
            <text:p>1.1748</text:p>
          </table:table-cell>
          <table:table-cell office:value-type="float" office:value="1.0434" calcext:value-type="float">
            <text:p>1.043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129" calcext:value-type="float">
            <text:p>0.312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473" calcext:value-type="float">
            <text:p>0.447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4445" calcext:value-type="float">
            <text:p>0.444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193" calcext:value-type="float">
            <text:p>0.219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15998" calcext:value-type="float">
            <text:p>-0.415998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55606" calcext:value-type="float">
            <text:p>-0.15560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2165" calcext:value-type="float">
            <text:p>1.021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7235" calcext:value-type="float">
            <text:p>-1.072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6505" calcext:value-type="float">
            <text:p>-0.565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295" calcext:value-type="float">
            <text:p>0.74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129" calcext:value-type="float">
            <text:p>0.912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6885" calcext:value-type="float">
            <text:p>-16.26885</text:p>
          </table:table-cell>
          <table:table-cell office:value-type="float" office:value="0.864908" calcext:value-type="float">
            <text:p>0.864908</text:p>
          </table:table-cell>
          <table:table-cell office:value-type="float" office:value="1.1568" calcext:value-type="float">
            <text:p>1.1568</text:p>
          </table:table-cell>
          <table:table-cell office:value-type="float" office:value="1.0344" calcext:value-type="float">
            <text:p>1.034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159" calcext:value-type="float">
            <text:p>0.315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58395" calcext:value-type="float">
            <text:p>0.583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4565" calcext:value-type="float">
            <text:p>1.04565</text:p>
          </table:table-cell>
          <table:table-cell office:value-type="float" office:value="-0.54945" calcext:value-type="float">
            <text:p>-0.549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3635" calcext:value-type="float">
            <text:p>-1.03635</text:p>
          </table:table-cell>
          <table:table-cell office:value-type="float" office:value="0.328636" calcext:value-type="float">
            <text:p>0.328636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2283" calcext:value-type="float">
            <text:p>0.228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-16.29885" calcext:value-type="float">
            <text:p>-16.29885</text:p>
          </table:table-cell>
          <table:table-cell office:value-type="float" office:value="0.806828" calcext:value-type="float">
            <text:p>0.806828</text:p>
          </table:table-cell>
          <table:table-cell office:value-type="float" office:value="1.1988" calcext:value-type="float">
            <text:p>1.1988</text:p>
          </table:table-cell>
          <table:table-cell office:value-type="float" office:value="1.0404" calcext:value-type="float">
            <text:p>1.0404</text:p>
          </table:table-cell>
          <table:table-cell office:value-type="float" office:value="-0.425678" calcext:value-type="float">
            <text:p>-0.425678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947" calcext:value-type="float">
            <text:p>0.494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30976" calcext:value-type="float">
            <text:p>-0.030976</text:p>
          </table:table-cell>
          <table:table-cell table:number-columns-repeated="2"/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565" calcext:value-type="float">
            <text:p>1.015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6245" calcext:value-type="float">
            <text:p>0.46245</text:p>
          </table:table-cell>
          <table:table-cell office:value-type="float" office:value="-1.06635" calcext:value-type="float">
            <text:p>-1.066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5025" calcext:value-type="float">
            <text:p>0.350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579" calcext:value-type="float">
            <text:p>-0.3579</text:p>
          </table:table-cell>
          <table:table-cell office:value-type="float" office:value="0.07865" calcext:value-type="float">
            <text:p>0.07865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418" calcext:value-type="float">
            <text:p>1.141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79" calcext:value-type="float">
            <text:p>0.3279</text:p>
          </table:table-cell>
          <table:table-cell office:value-type="float" office:value="-0.072358" calcext:value-type="float">
            <text:p>-0.072358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40656" calcext:value-type="float">
            <text:p>-0.040656</text:p>
          </table:table-cell>
          <table:table-cell table:number-columns-repeated="2"/>
        </table:table-row>
        <table:table-row table:style-name="ro1">
          <table:table-cell office:value-type="float" office:value="0.37245" calcext:value-type="float">
            <text:p>0.372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565" calcext:value-type="float">
            <text:p>1.045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2435" calcext:value-type="float">
            <text:p>-1.024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22785" calcext:value-type="float">
            <text:p>-0.22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7295" calcext:value-type="float">
            <text:p>0.772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889" calcext:value-type="float">
            <text:p>0.888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16.23285" calcext:value-type="float">
            <text:p>-16.232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958" calcext:value-type="float">
            <text:p>1.1958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3249" calcext:value-type="float">
            <text:p>0.3249</text:p>
          </table:table-cell>
          <table:table-cell office:value-type="float" office:value="-0.077198" calcext:value-type="float">
            <text:p>-0.07719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413" calcext:value-type="float">
            <text:p>0.441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20516" calcext:value-type="float">
            <text:p>0.120516</text:p>
          </table:table-cell>
          <table:table-cell office:value-type="float" office:value="0.58695" calcext:value-type="float">
            <text:p>0.586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465" calcext:value-type="float">
            <text:p>1.02465</text:p>
          </table:table-cell>
          <table:table-cell office:value-type="float" office:value="-0.52545" calcext:value-type="float">
            <text:p>-0.52545</text:p>
          </table:table-cell>
          <table:table-cell office:value-type="float" office:value="0.588302" calcext:value-type="float">
            <text:p>0.58830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905" calcext:value-type="float">
            <text:p>-0.589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489" calcext:value-type="float">
            <text:p>-0.348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49" calcext:value-type="float">
            <text:p>0.894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0104" calcext:value-type="float">
            <text:p>1.010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60446" calcext:value-type="float">
            <text:p>-0.16044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36045" calcext:value-type="float">
            <text:p>0.360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4045" calcext:value-type="float">
            <text:p>-0.540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6335" calcext:value-type="float">
            <text:p>-1.06335</text:p>
          </table:table-cell>
          <table:table-cell office:value-type="float" office:value="0.338316" calcext:value-type="float">
            <text:p>0.33831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895" calcext:value-type="float">
            <text:p>0.748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1485" calcext:value-type="float">
            <text:p>-16.214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08" calcext:value-type="float">
            <text:p>1.1808</text:p>
          </table:table-cell>
          <table:table-cell office:value-type="float" office:value="1.0614" calcext:value-type="float">
            <text:p>1.0614</text:p>
          </table:table-cell>
          <table:table-cell office:value-type="float" office:value="-0.454718" calcext:value-type="float">
            <text:p>-0.454718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55606" calcext:value-type="float">
            <text:p>-0.155606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3219" calcext:value-type="float">
            <text:p>0.321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3665" calcext:value-type="float">
            <text:p>1.036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5345" calcext:value-type="float">
            <text:p>0.45345</text:p>
          </table:table-cell>
          <table:table-cell office:value-type="float" office:value="-1.03635" calcext:value-type="float">
            <text:p>-1.036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-0.58605" calcext:value-type="float">
            <text:p>-0.586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7865" calcext:value-type="float">
            <text:p>0.07865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769" calcext:value-type="float">
            <text:p>0.876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35868" calcext:value-type="float">
            <text:p>0.835868</text:p>
          </table:table-cell>
          <table:table-cell office:value-type="float" office:value="1.1838" calcext:value-type="float">
            <text:p>1.1838</text:p>
          </table:table-cell>
          <table:table-cell office:value-type="float" office:value="1.0464" calcext:value-type="float">
            <text:p>1.0464</text:p>
          </table:table-cell>
          <table:table-cell office:value-type="float" office:value="-0.420838" calcext:value-type="float">
            <text:p>-0.42083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4203" calcext:value-type="float">
            <text:p>0.420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695" calcext:value-type="float">
            <text:p>0.07695</text:p>
          </table:table-cell>
          <table:table-cell office:value-type="float" office:value="0.51909" calcext:value-type="float">
            <text:p>0.51909</text:p>
          </table:table-cell>
          <table:table-cell office:value-type="float" office:value="1.03065" calcext:value-type="float">
            <text:p>1.030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46845" calcext:value-type="float">
            <text:p>0.46845</text:p>
          </table:table-cell>
          <table:table-cell office:value-type="float" office:value="-1.06335" calcext:value-type="float">
            <text:p>-1.063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4725" calcext:value-type="float">
            <text:p>0.347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53186" calcext:value-type="float">
            <text:p>0.15318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497" calcext:value-type="float">
            <text:p>0.449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9129" calcext:value-type="float">
            <text:p>0.912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25385" calcext:value-type="float">
            <text:p>-16.25385</text:p>
          </table:table-cell>
          <table:table-cell office:value-type="float" office:value="0.811668" calcext:value-type="float">
            <text:p>0.811668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277" calcext:value-type="float">
            <text:p>0.527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57795" calcext:value-type="float">
            <text:p>0.577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6065" calcext:value-type="float">
            <text:p>1.060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593142" calcext:value-type="float">
            <text:p>0.59314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2135" calcext:value-type="float">
            <text:p>-1.02135</text:p>
          </table:table-cell>
          <table:table-cell office:value-type="float" office:value="0.323796" calcext:value-type="float">
            <text:p>0.323796</text:p>
          </table:table-cell>
          <table:table-cell office:value-type="float" office:value="0.34725" calcext:value-type="float">
            <text:p>0.347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4585" calcext:value-type="float">
            <text:p>-0.245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895" calcext:value-type="float">
            <text:p>0.748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2285" calcext:value-type="float">
            <text:p>-16.322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98" calcext:value-type="float">
            <text:p>1.189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37245" calcext:value-type="float">
            <text:p>0.372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1995" calcext:value-type="float">
            <text:p>0.619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4265" calcext:value-type="float">
            <text:p>1.042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50745" calcext:value-type="float">
            <text:p>0.50745</text:p>
          </table:table-cell>
          <table:table-cell office:value-type="float" office:value="-1.09035" calcext:value-type="float">
            <text:p>-1.090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6525" calcext:value-type="float">
            <text:p>0.36525</text:p>
          </table:table-cell>
          <table:table-cell office:value-type="float" office:value="-0.59205" calcext:value-type="float">
            <text:p>-0.592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6385" calcext:value-type="float">
            <text:p>-0.26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797" calcext:value-type="float">
            <text:p>0.479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6995" calcext:value-type="float">
            <text:p>0.769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9819" calcext:value-type="float">
            <text:p>0.981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-19.10385" calcext:value-type="float">
            <text:p>-19.10385</text:p>
          </table:table-cell>
          <table:table-cell office:value-type="float" office:value="1.039148" calcext:value-type="float">
            <text:p>1.039148</text:p>
          </table:table-cell>
          <table:table-cell office:value-type="float" office:value="1.2228" calcext:value-type="float">
            <text:p>1.2228</text:p>
          </table:table-cell>
          <table:table-cell office:value-type="float" office:value="1.0464" calcext:value-type="float">
            <text:p>1.0464</text:p>
          </table:table-cell>
          <table:table-cell office:value-type="float" office:value="-0.483758" calcext:value-type="float">
            <text:p>-0.483758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5397" calcext:value-type="float">
            <text:p>0.5397</text:p>
          </table:table-cell>
          <table:table-cell office:value-type="float" office:value="-0.189486" calcext:value-type="float">
            <text:p>-0.189486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77198" calcext:value-type="float">
            <text:p>-0.07719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593" calcext:value-type="float">
            <text:p>0.459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43545" calcext:value-type="float">
            <text:p>0.435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289" calcext:value-type="float">
            <text:p>1.1289</text:p>
          </table:table-cell>
          <table:table-cell office:value-type="float" office:value="0.09795" calcext:value-type="float">
            <text:p>0.09795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1.28565" calcext:value-type="float">
            <text:p>1.285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-1.21935" calcext:value-type="float">
            <text:p>-1.219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4695" calcext:value-type="float">
            <text:p>0.946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546" calcext:value-type="float">
            <text:p>0.0546</text:p>
          </table:table-cell>
          <table:table-cell office:value-type="float" office:value="1.2789" calcext:value-type="float">
            <text:p>1.278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36785" calcext:value-type="float">
            <text:p>-31.36785</text:p>
          </table:table-cell>
          <table:table-cell office:value-type="float" office:value="1.910348" calcext:value-type="float">
            <text:p>1.91034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04006" calcext:value-type="float">
            <text:p>-0.20400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19" calcext:value-type="float">
            <text:p>0.411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41745" calcext:value-type="float">
            <text:p>0.41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3165" calcext:value-type="float">
            <text:p>1.23165</text:p>
          </table:table-cell>
          <table:table-cell office:value-type="float" office:value="-0.57645" calcext:value-type="float">
            <text:p>-0.576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553" calcext:value-type="float">
            <text:p>0.255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547" calcext:value-type="float">
            <text:p>0.55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089" calcext:value-type="float">
            <text:p>1.308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0.0237" calcext:value-type="float">
            <text:p>0.0237</text:p>
          </table:table-cell>
          <table:table-cell office:value-type="float" office:value="-31.33785" calcext:value-type="float">
            <text:p>-31.33785</text:p>
          </table:table-cell>
          <table:table-cell office:value-type="float" office:value="1.905508" calcext:value-type="float">
            <text:p>1.905508</text:p>
          </table:table-cell>
          <table:table-cell office:value-type="float" office:value="1.4628" calcext:value-type="float">
            <text:p>1.4628</text:p>
          </table:table-cell>
          <table:table-cell office:value-type="float" office:value="1.1454" calcext:value-type="float">
            <text:p>1.1454</text:p>
          </table:table-cell>
          <table:table-cell office:value-type="float" office:value="-0.570878" calcext:value-type="float">
            <text:p>-0.5708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789" calcext:value-type="float">
            <text:p>0.378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6765" calcext:value-type="float">
            <text:p>1.267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1335" calcext:value-type="float">
            <text:p>-1.21335</text:p>
          </table:table-cell>
          <table:table-cell office:value-type="float" office:value="0.464156" calcext:value-type="float">
            <text:p>0.46415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70605" calcext:value-type="float">
            <text:p>-0.706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595" calcext:value-type="float">
            <text:p>0.925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1.04085" calcext:value-type="float">
            <text:p>-31.040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1304" calcext:value-type="float">
            <text:p>1.1304</text:p>
          </table:table-cell>
          <table:table-cell office:value-type="float" office:value="-0.527318" calcext:value-type="float">
            <text:p>-0.52731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2045" calcext:value-type="float">
            <text:p>0.420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229" calcext:value-type="float">
            <text:p>1.122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2865" calcext:value-type="float">
            <text:p>1.228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8445" calcext:value-type="float">
            <text:p>0.68445</text:p>
          </table:table-cell>
          <table:table-cell office:value-type="float" office:value="-1.24935" calcext:value-type="float">
            <text:p>-1.249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30285" calcext:value-type="float">
            <text:p>-0.302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0.82185" calcext:value-type="float">
            <text:p>-30.82185</text:p>
          </table:table-cell>
          <table:table-cell office:value-type="float" office:value="1.837748" calcext:value-type="float">
            <text:p>1.837748</text:p>
          </table:table-cell>
          <table:table-cell office:value-type="float" office:value="1.4898" calcext:value-type="float">
            <text:p>1.489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70878" calcext:value-type="float">
            <text:p>-0.570878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3909" calcext:value-type="float">
            <text:p>0.390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9696" calcext:value-type="float">
            <text:p>-0.069696</text:p>
          </table:table-cell>
          <table:table-cell table:number-columns-repeated="2"/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9445" calcext:value-type="float">
            <text:p>-0.594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62385" calcext:value-type="float">
            <text:p>-30.62385</text:p>
          </table:table-cell>
          <table:table-cell office:value-type="float" office:value="1.857108" calcext:value-type="float">
            <text:p>1.857108</text:p>
          </table:table-cell>
          <table:table-cell office:value-type="float" office:value="1.4748" calcext:value-type="float">
            <text:p>1.4748</text:p>
          </table:table-cell>
          <table:table-cell office:value-type="float" office:value="1.1184" calcext:value-type="float">
            <text:p>1.118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79376" calcext:value-type="float">
            <text:p>-0.079376</text:p>
          </table:table-cell>
          <table:table-cell table:number-columns-repeated="2"/>
        </table:table-row>
        <table:table-row table:style-name="ro1">
          <table:table-cell office:value-type="float" office:value="0.43545" calcext:value-type="float">
            <text:p>0.435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-0.12075" calcext:value-type="float">
            <text:p>-0.120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8545" calcext:value-type="float">
            <text:p>-0.58545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49636" calcext:value-type="float">
            <text:p>0.44963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69" calcext:value-type="float">
            <text:p>-0.456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28785" calcext:value-type="float">
            <text:p>-0.287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66" calcext:value-type="float">
            <text:p>0.066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0.44385" calcext:value-type="float">
            <text:p>-30.44385</text:p>
          </table:table-cell>
          <table:table-cell office:value-type="float" office:value="1.900668" calcext:value-type="float">
            <text:p>1.900668</text:p>
          </table:table-cell>
          <table:table-cell office:value-type="float" office:value="1.5138" calcext:value-type="float">
            <text:p>1.513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5253" calcext:value-type="float">
            <text:p>0.5253</text:p>
          </table:table-cell>
          <table:table-cell office:value-type="float" office:value="-0.035816" calcext:value-type="float">
            <text:p>-0.035816</text:p>
          </table:table-cell>
          <table:table-cell table:number-columns-repeated="2"/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6058" calcext:value-type="float">
            <text:p>0.36058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11895" calcext:value-type="float">
            <text:p>0.118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5145" calcext:value-type="float">
            <text:p>0.65145</text:p>
          </table:table-cell>
          <table:table-cell office:value-type="float" office:value="-1.24335" calcext:value-type="float">
            <text:p>-1.243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49986" calcext:value-type="float">
            <text:p>0.24998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595" calcext:value-type="float">
            <text:p>0.925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666" calcext:value-type="float">
            <text:p>0.0666</text:p>
          </table:table-cell>
          <table:table-cell office:value-type="float" office:value="1.3089" calcext:value-type="float">
            <text:p>1.308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30.53085" calcext:value-type="float">
            <text:p>-30.530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193" calcext:value-type="float">
            <text:p>0.519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7395" calcext:value-type="float">
            <text:p>0.97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0.40785" calcext:value-type="float">
            <text:p>-30.407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1664" calcext:value-type="float">
            <text:p>1.166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189486" calcext:value-type="float">
            <text:p>-0.18948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09" calcext:value-type="float">
            <text:p>0.390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9696" calcext:value-type="float">
            <text:p>-0.069696</text:p>
          </table:table-cell>
          <table:table-cell table:number-columns-repeated="2"/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11895" calcext:value-type="float">
            <text:p>0.11895</text:p>
          </table:table-cell>
          <table:table-cell office:value-type="float" office:value="0.64009" calcext:value-type="float">
            <text:p>0.64009</text:p>
          </table:table-cell>
          <table:table-cell office:value-type="float" office:value="1.23765" calcext:value-type="float">
            <text:p>1.23765</text:p>
          </table:table-cell>
          <table:table-cell office:value-type="float" office:value="-0.57345" calcext:value-type="float">
            <text:p>-0.573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70005" calcext:value-type="float">
            <text:p>-0.700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9045" calcext:value-type="float">
            <text:p>0.390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269" calcext:value-type="float">
            <text:p>1.326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59985" calcext:value-type="float">
            <text:p>-30.59985</text:p>
          </table:table-cell>
          <table:table-cell office:value-type="float" office:value="1.900668" calcext:value-type="float">
            <text:p>1.90066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39" calcext:value-type="float">
            <text:p>0.393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283" calcext:value-type="float">
            <text:p>0.5283</text:p>
          </table:table-cell>
          <table:table-cell office:value-type="float" office:value="-0.084216" calcext:value-type="float">
            <text:p>-0.084216</text:p>
          </table:table-cell>
          <table:table-cell table:number-columns-repeated="2"/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049" calcext:value-type="float">
            <text:p>1.104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7065" calcext:value-type="float">
            <text:p>1.270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0435" calcext:value-type="float">
            <text:p>-1.20435</text:p>
          </table:table-cell>
          <table:table-cell office:value-type="float" office:value="0.468996" calcext:value-type="float">
            <text:p>0.46899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2763" calcext:value-type="float">
            <text:p>0.2763</text:p>
          </table:table-cell>
          <table:table-cell office:value-type="float" office:value="-0.4479" calcext:value-type="float">
            <text:p>-0.447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28485" calcext:value-type="float">
            <text:p>-0.284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667" calcext:value-type="float">
            <text:p>0.566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90585" calcext:value-type="float">
            <text:p>-30.90585</text:p>
          </table:table-cell>
          <table:table-cell office:value-type="float" office:value="1.929708" calcext:value-type="float">
            <text:p>1.929708</text:p>
          </table:table-cell>
          <table:table-cell office:value-type="float" office:value="1.5018" calcext:value-type="float">
            <text:p>1.5018</text:p>
          </table:table-cell>
          <table:table-cell office:value-type="float" office:value="1.1574" calcext:value-type="float">
            <text:p>1.157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07" calcext:value-type="float">
            <text:p>0.5907</text:p>
          </table:table-cell>
          <table:table-cell office:value-type="float" office:value="-0.199166" calcext:value-type="float">
            <text:p>-0.19916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99" calcext:value-type="float">
            <text:p>0.3999</text:p>
          </table:table-cell>
          <table:table-cell office:value-type="float" office:value="-0.125598" calcext:value-type="float">
            <text:p>-0.125598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0995" calcext:value-type="float">
            <text:p>0.709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1589" calcext:value-type="float">
            <text:p>0.61589</text:p>
          </table:table-cell>
          <table:table-cell office:value-type="float" office:value="1.22265" calcext:value-type="float">
            <text:p>1.22265</text:p>
          </table:table-cell>
          <table:table-cell office:value-type="float" office:value="-0.58545" calcext:value-type="float">
            <text:p>-0.585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5235" calcext:value-type="float">
            <text:p>-1.252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2433" calcext:value-type="float">
            <text:p>0.2433</text:p>
          </table:table-cell>
          <table:table-cell office:value-type="float" office:value="-0.4359" calcext:value-type="float">
            <text:p>-0.435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30285" calcext:value-type="float">
            <text:p>-0.302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4725" calcext:value-type="float">
            <text:p>-0.04725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3179" calcext:value-type="float">
            <text:p>1.317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1.29885" calcext:value-type="float">
            <text:p>-31.29885</text:p>
          </table:table-cell>
          <table:table-cell office:value-type="float" office:value="1.915188" calcext:value-type="float">
            <text:p>1.915188</text:p>
          </table:table-cell>
          <table:table-cell office:value-type="float" office:value="1.4688" calcext:value-type="float">
            <text:p>1.4688</text:p>
          </table:table-cell>
          <table:table-cell office:value-type="float" office:value="1.1274" calcext:value-type="float">
            <text:p>1.127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3729" calcext:value-type="float">
            <text:p>0.37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5403" calcext:value-type="float">
            <text:p>0.5403</text:p>
          </table:table-cell>
          <table:table-cell office:value-type="float" office:value="-0.074536" calcext:value-type="float">
            <text:p>-0.07453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-1.21635" calcext:value-type="float">
            <text:p>-1.216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69705" calcext:value-type="float">
            <text:p>-0.697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4599" calcext:value-type="float">
            <text:p>-0.459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8485" calcext:value-type="float">
            <text:p>-0.284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576" calcext:value-type="float">
            <text:p>0.057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1.36485" calcext:value-type="float">
            <text:p>-31.36485</text:p>
          </table:table-cell>
          <table:table-cell office:value-type="float" office:value="1.886148" calcext:value-type="float">
            <text:p>1.886148</text:p>
          </table:table-cell>
          <table:table-cell office:value-type="float" office:value="1.4928" calcext:value-type="float">
            <text:p>1.4928</text:p>
          </table:table-cell>
          <table:table-cell office:value-type="float" office:value="1.1304" calcext:value-type="float">
            <text:p>1.1304</text:p>
          </table:table-cell>
          <table:table-cell office:value-type="float" office:value="-0.527318" calcext:value-type="float">
            <text:p>-0.52731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19" calcext:value-type="float">
            <text:p>0.4119</text:p>
          </table:table-cell>
          <table:table-cell office:value-type="float" office:value="-0.115918" calcext:value-type="float">
            <text:p>-0.11591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2045" calcext:value-type="float">
            <text:p>0.420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4065" calcext:value-type="float">
            <text:p>1.240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7845" calcext:value-type="float">
            <text:p>0.678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-0.66705" calcext:value-type="float">
            <text:p>-0.667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539" calcext:value-type="float">
            <text:p>-0.453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-31.23285" calcext:value-type="float">
            <text:p>-31.232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61198" calcext:value-type="float">
            <text:p>-0.56119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939" calcext:value-type="float">
            <text:p>0.393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433" calcext:value-type="float">
            <text:p>0.543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409" calcext:value-type="float">
            <text:p>1.1409</text:p>
          </table:table-cell>
          <table:table-cell office:value-type="float" office:value="0.10395" calcext:value-type="float">
            <text:p>0.103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465" calcext:value-type="float">
            <text:p>1.264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694782" calcext:value-type="float">
            <text:p>0.694782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9405" calcext:value-type="float">
            <text:p>-0.69405</text:p>
          </table:table-cell>
          <table:table-cell office:value-type="float" office:value="0.245146" calcext:value-type="float">
            <text:p>0.24514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1.26885" calcext:value-type="float">
            <text:p>-31.26885</text:p>
          </table:table-cell>
          <table:table-cell office:value-type="float" office:value="1.881308" calcext:value-type="float">
            <text:p>1.881308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1244" calcext:value-type="float">
            <text:p>1.124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33046" calcext:value-type="float">
            <text:p>-0.23304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283" calcext:value-type="float">
            <text:p>0.528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42645" calcext:value-type="float">
            <text:p>0.426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3095" calcext:value-type="float">
            <text:p>0.730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3509" calcext:value-type="float">
            <text:p>0.3509</text:p>
          </table:table-cell>
          <table:table-cell office:value-type="float" office:value="1.1289" calcext:value-type="float">
            <text:p>1.128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4365" calcext:value-type="float">
            <text:p>1.243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6345" calcext:value-type="float">
            <text:p>0.66345</text:p>
          </table:table-cell>
          <table:table-cell office:value-type="float" office:value="-1.24935" calcext:value-type="float">
            <text:p>-1.24935</text:p>
          </table:table-cell>
          <table:table-cell office:value-type="float" office:value="0.454476" calcext:value-type="float">
            <text:p>0.454476</text:p>
          </table:table-cell>
          <table:table-cell office:value-type="float" office:value="0.43725" calcext:value-type="float">
            <text:p>0.437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5895" calcext:value-type="float">
            <text:p>0.958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2879" calcext:value-type="float">
            <text:p>1.2879</text:p>
          </table:table-cell>
          <table:table-cell office:value-type="float" office:value="-0.0268620000000003" calcext:value-type="float">
            <text:p>-0.02686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1.03485" calcext:value-type="float">
            <text:p>-31.034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907" calcext:value-type="float">
            <text:p>0.5907</text:p>
          </table:table-cell>
          <table:table-cell office:value-type="float" office:value="-0.204006" calcext:value-type="float">
            <text:p>-0.204006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3849" calcext:value-type="float">
            <text:p>0.384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373" calcext:value-type="float">
            <text:p>0.537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4009" calcext:value-type="float">
            <text:p>0.64009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9445" calcext:value-type="float">
            <text:p>-0.594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-1.23735" calcext:value-type="float">
            <text:p>-1.237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71205" calcext:value-type="float">
            <text:p>-0.71205</text:p>
          </table:table-cell>
          <table:table-cell office:value-type="float" office:value="0.230626" calcext:value-type="float">
            <text:p>0.23062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39" calcext:value-type="float">
            <text:p>1.293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0.97785" calcext:value-type="float">
            <text:p>-30.97785</text:p>
          </table:table-cell>
          <table:table-cell office:value-type="float" office:value="1.847428" calcext:value-type="float">
            <text:p>1.84742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532158" calcext:value-type="float">
            <text:p>-0.53215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28206" calcext:value-type="float">
            <text:p>-0.22820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3845" calcext:value-type="float">
            <text:p>0.438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3425" calcext:value-type="float">
            <text:p>0.434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0.69285" calcext:value-type="float">
            <text:p>-30.692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61198" calcext:value-type="float">
            <text:p>-0.561198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3819" calcext:value-type="float">
            <text:p>0.381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433" calcext:value-type="float">
            <text:p>0.543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1745" calcext:value-type="float">
            <text:p>0.41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499" calcext:value-type="float">
            <text:p>1.149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7345" calcext:value-type="float">
            <text:p>-0.573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69405" calcext:value-type="float">
            <text:p>-0.694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57585" calcext:value-type="float">
            <text:p>-30.57585</text:p>
          </table:table-cell>
          <table:table-cell office:value-type="float" office:value="1.852268" calcext:value-type="float">
            <text:p>1.852268</text:p>
          </table:table-cell>
          <table:table-cell office:value-type="float" office:value="1.4508" calcext:value-type="float">
            <text:p>1.450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177" calcext:value-type="float">
            <text:p>0.617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5193" calcext:value-type="float">
            <text:p>0.519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4445" calcext:value-type="float">
            <text:p>0.444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049" calcext:value-type="float">
            <text:p>1.104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465" calcext:value-type="float">
            <text:p>1.264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44796" calcext:value-type="float">
            <text:p>0.44479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8805" calcext:value-type="float">
            <text:p>-0.688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759" calcext:value-type="float">
            <text:p>1.275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0.47985" calcext:value-type="float">
            <text:p>-30.47985</text:p>
          </table:table-cell>
          <table:table-cell office:value-type="float" office:value="1.861948" calcext:value-type="float">
            <text:p>1.861948</text:p>
          </table:table-cell>
          <table:table-cell office:value-type="float" office:value="1.5108" calcext:value-type="float">
            <text:p>1.510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059" calcext:value-type="float">
            <text:p>0.405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5176" calcext:value-type="float">
            <text:p>-0.055176</text:p>
          </table:table-cell>
          <table:table-cell table:number-columns-repeated="2"/>
        </table:table-row>
        <table:table-row table:style-name="ro1">
          <table:table-cell office:value-type="float" office:value="0.41445" calcext:value-type="float">
            <text:p>0.414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439" calcext:value-type="float">
            <text:p>1.143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2565" calcext:value-type="float">
            <text:p>1.22565</text:p>
          </table:table-cell>
          <table:table-cell office:value-type="float" office:value="-0.58245" calcext:value-type="float">
            <text:p>-0.582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-1.26135" calcext:value-type="float">
            <text:p>-1.261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3795" calcext:value-type="float">
            <text:p>0.937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239" calcext:value-type="float">
            <text:p>1.323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0.54285" calcext:value-type="float">
            <text:p>-30.54285</text:p>
          </table:table-cell>
          <table:table-cell office:value-type="float" office:value="1.895828" calcext:value-type="float">
            <text:p>1.895828</text:p>
          </table:table-cell>
          <table:table-cell office:value-type="float" office:value="1.4688" calcext:value-type="float">
            <text:p>1.4688</text:p>
          </table:table-cell>
          <table:table-cell office:value-type="float" office:value="1.1364" calcext:value-type="float">
            <text:p>1.136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3845" calcext:value-type="float">
            <text:p>0.438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1635" calcext:value-type="float">
            <text:p>-1.21635</text:p>
          </table:table-cell>
          <table:table-cell office:value-type="float" office:value="0.449636" calcext:value-type="float">
            <text:p>0.44963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69705" calcext:value-type="float">
            <text:p>-0.69705</text:p>
          </table:table-cell>
          <table:table-cell office:value-type="float" office:value="0.249986" calcext:value-type="float">
            <text:p>0.24998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479" calcext:value-type="float">
            <text:p>-0.447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8185" calcext:value-type="float">
            <text:p>-0.281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877" calcext:value-type="float">
            <text:p>0.587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09" calcext:value-type="float">
            <text:p>1.290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81585" calcext:value-type="float">
            <text:p>-30.81585</text:p>
          </table:table-cell>
          <table:table-cell office:value-type="float" office:value="1.890988" calcext:value-type="float">
            <text:p>1.890988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1484" calcext:value-type="float">
            <text:p>1.1484</text:p>
          </table:table-cell>
          <table:table-cell office:value-type="float" office:value="-0.541838" calcext:value-type="float">
            <text:p>-0.54183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059" calcext:value-type="float">
            <text:p>0.405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0.064856" calcext:value-type="float">
            <text:p>-0.064856</text:p>
          </table:table-cell>
          <table:table-cell table:number-columns-repeated="2"/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60621" calcext:value-type="float">
            <text:p>0.60621</text:p>
          </table:table-cell>
          <table:table-cell office:value-type="float" office:value="1.23765" calcext:value-type="float">
            <text:p>1.23765</text:p>
          </table:table-cell>
          <table:table-cell office:value-type="float" office:value="-0.58845" calcext:value-type="float">
            <text:p>-0.588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8505" calcext:value-type="float">
            <text:p>-0.685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3149" calcext:value-type="float">
            <text:p>1.314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73785" calcext:value-type="float">
            <text:p>-30.73785</text:p>
          </table:table-cell>
          <table:table-cell office:value-type="float" office:value="1.924868" calcext:value-type="float">
            <text:p>1.92486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334" calcext:value-type="float">
            <text:p>1.133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84216" calcext:value-type="float">
            <text:p>-0.08421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169" calcext:value-type="float">
            <text:p>1.1169</text:p>
          </table:table-cell>
          <table:table-cell office:value-type="float" office:value="0.10395" calcext:value-type="float">
            <text:p>0.103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5265" calcext:value-type="float">
            <text:p>1.252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0735" calcext:value-type="float">
            <text:p>-1.20735</text:p>
          </table:table-cell>
          <table:table-cell office:value-type="float" office:value="0.464156" calcext:value-type="float">
            <text:p>0.46415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9105" calcext:value-type="float">
            <text:p>-0.691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553" calcext:value-type="float">
            <text:p>0.255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6685" calcext:value-type="float">
            <text:p>-0.266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789" calcext:value-type="float">
            <text:p>1.278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1.08885" calcext:value-type="float">
            <text:p>-31.08885</text:p>
          </table:table-cell>
          <table:table-cell office:value-type="float" office:value="1.924868" calcext:value-type="float">
            <text:p>1.924868</text:p>
          </table:table-cell>
          <table:table-cell office:value-type="float" office:value="1.4928" calcext:value-type="float">
            <text:p>1.4928</text:p>
          </table:table-cell>
          <table:table-cell office:value-type="float" office:value="1.1394" calcext:value-type="float">
            <text:p>1.1394</text:p>
          </table:table-cell>
          <table:table-cell office:value-type="float" office:value="-0.532158" calcext:value-type="float">
            <text:p>-0.532158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33046" calcext:value-type="float">
            <text:p>-0.23304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15918" calcext:value-type="float">
            <text:p>-0.11591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45496" calcext:value-type="float">
            <text:p>-0.045496</text:p>
          </table:table-cell>
          <table:table-cell table:number-columns-repeated="2"/>
        </table:table-row>
        <table:table-row table:style-name="ro1">
          <table:table-cell office:value-type="float" office:value="0.42645" calcext:value-type="float">
            <text:p>0.426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09795" calcext:value-type="float">
            <text:p>0.09795</text:p>
          </table:table-cell>
          <table:table-cell office:value-type="float" office:value="0.60621" calcext:value-type="float">
            <text:p>0.60621</text:p>
          </table:table-cell>
          <table:table-cell office:value-type="float" office:value="1.23465" calcext:value-type="float">
            <text:p>1.234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8505" calcext:value-type="float">
            <text:p>-0.685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609" calcext:value-type="float">
            <text:p>-0.060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3179" calcext:value-type="float">
            <text:p>1.317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30.99585" calcext:value-type="float">
            <text:p>-30.99585</text:p>
          </table:table-cell>
          <table:table-cell office:value-type="float" office:value="1.915188" calcext:value-type="float">
            <text:p>1.915188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1394" calcext:value-type="float">
            <text:p>1.139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849" calcext:value-type="float">
            <text:p>0.384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0336" calcext:value-type="float">
            <text:p>-0.05033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68895" calcext:value-type="float">
            <text:p>0.688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1595" calcext:value-type="float">
            <text:p>0.115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7065" calcext:value-type="float">
            <text:p>1.27065</text:p>
          </table:table-cell>
          <table:table-cell office:value-type="float" office:value="-0.57945" calcext:value-type="float">
            <text:p>-0.579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2535" calcext:value-type="float">
            <text:p>-1.22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40306" calcext:value-type="float">
            <text:p>0.240306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37685" calcext:value-type="float">
            <text:p>-31.37685</text:p>
          </table:table-cell>
          <table:table-cell office:value-type="float" office:value="1.890988" calcext:value-type="float">
            <text:p>1.890988</text:p>
          </table:table-cell>
          <table:table-cell office:value-type="float" office:value="1.4748" calcext:value-type="float">
            <text:p>1.4748</text:p>
          </table:table-cell>
          <table:table-cell office:value-type="float" office:value="1.1184" calcext:value-type="float">
            <text:p>1.118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0016" calcext:value-type="float">
            <text:p>-0.060016</text:p>
          </table:table-cell>
          <table:table-cell table:number-columns-repeated="2"/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61105" calcext:value-type="float">
            <text:p>0.61105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-1.24635" calcext:value-type="float">
            <text:p>-1.24635</text:p>
          </table:table-cell>
          <table:table-cell office:value-type="float" office:value="0.468996" calcext:value-type="float">
            <text:p>0.468996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-0.67605" calcext:value-type="float">
            <text:p>-0.6760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816" calcext:value-type="float">
            <text:p>0.08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21185" calcext:value-type="float">
            <text:p>-31.21185</text:p>
          </table:table-cell>
          <table:table-cell office:value-type="float" office:value="1.866788" calcext:value-type="float">
            <text:p>1.866788</text:p>
          </table:table-cell>
          <table:table-cell office:value-type="float" office:value="1.5018" calcext:value-type="float">
            <text:p>1.501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403" calcext:value-type="float">
            <text:p>0.5403</text:p>
          </table:table-cell>
          <table:table-cell office:value-type="float" office:value="-0.064856" calcext:value-type="float">
            <text:p>-0.064856</text:p>
          </table:table-cell>
          <table:table-cell table:number-columns-repeated="2"/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2584" calcext:value-type="float">
            <text:p>0.012584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74400000000003" calcext:value-type="float">
            <text:p>0.00774400000000003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81499999999999" calcext:value-type="float">
            <text:p>-0.01814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66980000000003" calcext:value-type="float">
            <text:p>0.016698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93599999999998" calcext:value-type="float">
            <text:p>-0.00193599999999998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8556" calcext:value-type="float">
            <text:p>0.0285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90400000000005" calcext:value-type="float">
            <text:p>0.00290400000000005</text:p>
          </table:table-cell>
          <table:table-cell table:number-columns-repeated="2"/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15380000000002" calcext:value-type="float">
            <text:p>0.021538000000000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  <table:table-cell table:number-columns-repeated="2"/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  <table:table-cell table:number-columns-repeated="2"/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6T20:13:21.860026499</dc:date>
    <meta:editing-duration>PT46M8S</meta:editing-duration>
    <meta:editing-cycles>2</meta:editing-cycles>
    <meta:generator>LibreOffice/7.3.7.2$Linux_X86_64 LibreOffice_project/30$Build-2</meta:generator>
    <meta:document-statistic meta:table-count="1" meta:cell-count="98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4.201cm" style:legend-expansion="high" chart:style-name="ch2"/>
        <chart:plot-area chart:style-name="ch3" table:cell-range-address="coil5_magnitude_validation_test2.AI1:coil5_magnitude_validation_test2.AI206" chart:data-source-has-labels="row" svg:x="0.32cm" svg:y="0.18cm" svg:width="10.523cm" svg:height="8.64cm">
          <chart:coordinate-region svg:x="1.047cm" svg:y="0.379cm" svg:width="9.65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5_magnitude_validation_test2.AI2:coil5_magnitude_validation_test2.AI206" chart:label-cell-address="coil5_magnitude_validation_test2.AI1:coil5_magnitude_validation_test2.AI1" chart:class="chart:line">
            <chart:data-point chart:repeated="2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3_Y [mT]</text:p>
                <draw:g>
                  <svg:desc>coil5_magnitude_validation_test2.AI1:coil5_magnitude_validation_test2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85">
                <text:p>-0.00585</text:p>
                <draw:g>
                  <svg:desc>coil5_magnitude_validation_test2.AI2:coil5_magnitude_validation_test2.A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85">
                <text:p>-0.0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185">
                <text:p>-0.0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02585">
                <text:p>-7.02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02885">
                <text:p>-7.02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00485">
                <text:p>-7.004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01985">
                <text:p>-7.01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03185">
                <text:p>-7.03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00485">
                <text:p>-7.00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98385">
                <text:p>-6.98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00785">
                <text:p>-7.00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03185">
                <text:p>-7.03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98385">
                <text:p>-6.98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02285">
                <text:p>-7.02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02585">
                <text:p>-7.02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.01685">
                <text:p>-7.01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01385">
                <text:p>-7.01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99585">
                <text:p>-6.99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00785">
                <text:p>-7.00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02885">
                <text:p>-7.028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01385">
                <text:p>-7.01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02285">
                <text:p>-7.02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98685">
                <text:p>-6.986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07385">
                <text:p>-7.07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87385">
                <text:p>-14.873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6.29585">
                <text:p>-16.29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.25985">
                <text:p>-16.25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.34985">
                <text:p>-16.349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6.25685">
                <text:p>-16.25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6.35585">
                <text:p>-16.35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6.23285">
                <text:p>-16.23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.31385">
                <text:p>-16.31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27785">
                <text:p>-16.27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6.32285">
                <text:p>-16.322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.25985">
                <text:p>-16.25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6.34085">
                <text:p>-16.34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.22385">
                <text:p>-16.22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6.33185">
                <text:p>-16.331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.26885">
                <text:p>-16.26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.26885">
                <text:p>-16.26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.29885">
                <text:p>-16.29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6.23285">
                <text:p>-16.23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6.21485">
                <text:p>-16.21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.25385">
                <text:p>-16.25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.32285">
                <text:p>-16.32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10385">
                <text:p>-19.10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1.36785">
                <text:p>-31.36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1.33785">
                <text:p>-31.337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1.04085">
                <text:p>-31.04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0.82185">
                <text:p>-30.82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0.62385">
                <text:p>-30.62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0.44385">
                <text:p>-30.44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0.53085">
                <text:p>-30.53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0.40785">
                <text:p>-30.40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.59985">
                <text:p>-30.599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0.90585">
                <text:p>-30.905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.29885">
                <text:p>-31.298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1.36485">
                <text:p>-31.364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1.23285">
                <text:p>-31.23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1.26885">
                <text:p>-31.26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1.03485">
                <text:p>-31.03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0.97785">
                <text:p>-30.97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.69285">
                <text:p>-30.69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0.57585">
                <text:p>-30.575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47985">
                <text:p>-30.479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0.54285">
                <text:p>-30.542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0.81585">
                <text:p>-30.81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0.73785">
                <text:p>-30.73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1.08885">
                <text:p>-31.08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0.99585">
                <text:p>-30.99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1.37685">
                <text:p>-31.376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1.21185">
                <text:p>-31.21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615">
                <text:p>0.00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